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455cm" style:rel-column-width="3710*"/>
    </style:style>
    <style:style style:name="Table1.B" style:family="table-column">
      <style:table-column-properties style:column-width="6.826cm" style:rel-column-width="17407*"/>
    </style:style>
    <style:style style:name="Table1.C" style:family="table-column">
      <style:table-column-properties style:column-width="10.239cm" style:rel-column-width="26110*"/>
    </style:style>
    <style:style style:name="Table1.D" style:family="table-column">
      <style:table-column-properties style:column-width="7.179cm" style:rel-column-width="18308*"/>
    </style:style>
    <style:style style:name="Table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1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margin-top="0.3cm" fo:margin-bottom="0cm"/>
    </style:style>
    <style:style style:name="P2" style:family="paragraph" style:parent-style-name="Table_20_Contents">
      <style:paragraph-properties fo:margin-top="0.199cm" fo:margin-bottom="0.199cm"/>
    </style:style>
    <style:style style:name="P3" style:family="paragraph" style:parent-style-name="Table_20_Contents">
      <style:paragraph-properties fo:margin-top="0.199cm" fo:margin-bottom="0.199cm" fo:text-align="center" style:justify-single-word="false"/>
      <style:text-properties fo:font-size="14pt" style:font-size-asian="14pt" style:font-size-complex="14pt"/>
    </style:style>
    <style:style style:name="P4" style:family="paragraph" style:parent-style-name="Normal">
      <style:paragraph-properties fo:text-align="start" style:justify-single-word="false"/>
      <style:text-properties style:font-name="Charis SIL" fo:font-size="10pt" style:font-size-asian="10pt" style:font-size-complex="10pt"/>
    </style:style>
    <style:style style:name="P5" style:family="paragraph" style:parent-style-name="Normal">
      <style:paragraph-properties fo:text-align="start" style:justify-single-word="false"/>
      <style:text-properties style:font-name="Charis SIL" fo:font-size="12pt" style:font-size-asian="12pt" style:font-size-complex="12pt"/>
    </style:style>
    <style:style style:name="P6" style:family="paragraph" style:parent-style-name="Table_20_Heading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Charis SIL" fo:font-size="12pt" style:font-size-asian="12pt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mantic Domain: <text:tab/>FISHES.......................................................... <text:s text:c="12"/><text:tab/>Date: <text:s text:c="2"/>30-10-2012. <text:s text:c="12"/>No: …..1.......…..........................</text:p>
      <text:p text:style-name="P1">Recorder: <text:tab/><text:tab/>FOSTER OFORI/GOODWAYS....................<text:tab/><text:tab/>Glossed: …..................................................................................</text:p>
      <text:p text:style-name="P1">Keyboarded: <text:tab/><text:tab/>EMMANUEL LATSE....................................<text:tab/><text:tab/>File name:..FISHES ....................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P6"/>
            </table:table-cell>
            <table:table-cell table:style-name="Table1.B1" office:value-type="string">
              <text:p text:style-name="Table_20_Heading">NKONYA</text:p>
            </table:table-cell>
            <table:table-cell table:style-name="Table1.B1" office:value-type="string">
              <text:p text:style-name="Table_20_Heading">NOTES (ASƲN BAMBA)</text:p>
            </table:table-cell>
            <table:table-cell table:style-name="Table1.D1" office:value-type="string">
              <text:p text:style-name="Table_20_Heading">ENGLISH</text:p>
            </table:table-cell>
          </table:table-row>
        </table:table-header-rows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5">Odupɛpɛ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5">Klɛmɛtɩ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5">Ogbangba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5">Okikie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5">Okuabi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5">Okuku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5">Opitre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7">Apatrawa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P7">Ɔkpɩnkɩ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7">Numelesi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ext:soft-page-break/>
        <table:table-row>
          <table:table-cell table:style-name="Table1.A12" office:value-type="float" office:value="12">
            <text:p text:style-name="P3">12</text:p>
          </table:table-cell>
          <table:table-cell table:style-name="Table1.A2" office:value-type="string">
            <text:p text:style-name="P7">Agbasra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3">
            <text:p text:style-name="P3">13</text:p>
          </table:table-cell>
          <table:table-cell table:style-name="Table1.A2" office:value-type="string">
            <text:p text:style-name="P7">Gɔdɔgɔ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4">
            <text:p text:style-name="P3">14</text:p>
          </table:table-cell>
          <table:table-cell table:style-name="Table1.A2" office:value-type="string">
            <text:p text:style-name="P7">Sila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5">
            <text:p text:style-name="P3">15</text:p>
          </table:table-cell>
          <table:table-cell table:style-name="Table1.A2" office:value-type="string">
            <text:p text:style-name="P7">Ɔdɔn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6">
            <text:p text:style-name="P3">16</text:p>
          </table:table-cell>
          <table:table-cell table:style-name="Table1.A2" office:value-type="string">
            <text:p text:style-name="P7">Apofra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7">
            <text:p text:style-name="P3">17</text:p>
          </table:table-cell>
          <table:table-cell table:style-name="Table1.A2" office:value-type="string">
            <text:p text:style-name="P7">Ɔbʋanyɔpʋ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8">
            <text:p text:style-name="P3">18</text:p>
          </table:table-cell>
          <table:table-cell table:style-name="Table1.A2" office:value-type="string">
            <text:p text:style-name="P7">Klɛmɛtɩwɔ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9">
            <text:p text:style-name="P3">19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0">
            <text:p text:style-name="P3">20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1">
            <text:p text:style-name="P3">21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2">
            <text:p text:style-name="P3">22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3">
            <text:p text:style-name="P3">23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ext:soft-page-break/>
        <table:table-row>
          <table:table-cell table:style-name="Table1.A12" office:value-type="float" office:value="25">
            <text:p text:style-name="P3">25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6">
            <text:p text:style-name="P3">26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7">
            <text:p text:style-name="P3">27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7T15:38:14</meta:creation-date>
    <dc:title>BalsaDefault</dc:title>
    <meta:editing-duration>PT03H02M58S</meta:editing-duration>
    <meta:editing-cycles>14</meta:editing-cycles>
    <meta:generator>OpenOffice.org/3.2$Linux OpenOffice.org_project/320m12$Build-9483</meta:generator>
    <dc:date>2012-10-31T15:41:36</dc:date>
    <meta:print-date>2012-10-27T16:06:46</meta:print-date>
    <meta:document-statistic meta:table-count="1" meta:image-count="0" meta:object-count="0" meta:page-count="3" meta:paragraph-count="48" meta:word-count="67" meta:character-count="618"/>
    <meta:template xlink:type="simple" xlink:actuate="onRequest" xlink:title="BalsaDefault" xlink:href="../../.config/libreoffice/3/user/template/BalsaDefault.ott" meta:date="2012-10-27T15:38:13"/>
  </office:meta>
</office:document-meta>
</file>